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9933" draw:fill-color="#669933" draw:textarea-horizontal-align="justify" draw:textarea-vertical-align="middle" draw:auto-grow-height="false" fo:min-height="1.084cm" fo:min-width="2cm"/>
    </style:style>
    <style:style style:name="gr2" style:family="graphic" style:parent-style-name="standard">
      <style:graphic-properties svg:stroke-color="#669933" draw:fill-color="#6699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729fcf" draw:textarea-horizontal-align="justify" draw:textarea-vertical-align="middle" draw:auto-grow-height="false" fo:min-height="0.316cm" fo:min-width="0.066cm"/>
    </style:style>
    <style:style style:name="gr4" style:family="graphic" style:parent-style-name="standard">
      <style:graphic-properties svg:stroke-color="#ff9900" draw:fill-color="#ff9900" draw:textarea-vertical-align="middle" draw:auto-grow-height="false" fo:min-height="0.31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cm" fo:min-width="0.5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669933"/>
      <style:paragraph-properties fo:text-align="center"/>
      <style:text-properties fo: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start"/>
    </style:style>
    <style:style style:name="P8" style:family="paragraph">
      <loext:graphic-properties draw:fill="none" draw:fill-color="#ffffff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4cm" svg:x="4.8cm" svg:y="4cm">
          <text:p text:style-name="P1">Logic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cm" svg:height="0.75cm" svg:x="3.462cm" svg:y="4.3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cm" svg:height="0.75cm" svg:x="4.292cm" svg:y="3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2" draw:id="id2" draw:layer="layout" svg:width="1cm" svg:height="0.75cm" svg:x="2.7cm" svg:y="5.5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1" draw:id="id1" draw:layer="layout" svg:width="0.8cm" svg:height="0.8cm" svg:x="5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8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6.877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1.8cm" svg:x="10.4cm" svg:y="4.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5" draw:text-style-name="P5" draw:layer="layout" svg:width="8.567cm" svg:height="0.962cm" svg:x="3.333cm" svg:y="10.7cm">
          <draw:text-box>
            <text:p>Dependency (state) Injection</text:p>
          </draw:text-box>
        </draw:frame>
        <draw:frame draw:style-name="gr5" draw:text-style-name="P5" draw:layer="layout" svg:width="9.409cm" svg:height="0.962cm" draw:transform="rotate (0.982620368872807) translate (-0.071cm 7.925cm)">
          <draw:text-box>
            <text:p>Continuation (function) Injection</text:p>
          </draw:text-box>
        </draw:frame>
        <draw:custom-shape draw:style-name="gr6" draw:text-style-name="P6" draw:layer="layout" svg:width="1.2cm" svg:height="0.9cm" draw:transform="rotate (-2.61485228533791) translate (10.149cm 5.84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2cm" svg:height="0.9cm" draw:transform="rotate (1.5707963267949) translate (6.848cm 9.4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2cm" svg:height="0.9cm" draw:transform="rotate (-0.523249709747901) translate (4.95cm 4.9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5.044cm" svg:height="0.962cm" draw:transform="rotate (-1.0152580258851) translate (11.135cm 2.083cm)">
          <draw:text-box>
            <text:p>Thread Injection</text:p>
          </draw:text-box>
        </draw:frame>
        <draw:connector draw:style-name="gr7" draw:text-style-name="P7" draw:layer="layout" draw:type="curve" svg:x1="5.6cm" svg:y1="10.2cm" svg:x2="3.2cm" svg:y2="6.255cm" draw:start-shape="id1" draw:start-glue-point="6" draw:end-shape="id2" draw:end-glue-point="7" svg:d="M5600 10200c-1600 0-2400-1315-2400-3945" svg:viewBox="0 0 2401 3946">
          <text:p/>
        </draw:connector>
        <draw:frame draw:style-name="gr5" draw:text-style-name="P8" draw:layer="layout" svg:width="1.907cm" svg:height="1.361cm" svg:x="1.8cm" svg:y="8.7cm">
          <draw:text-box>
            <text:p text:style-name="P3"><text:span text:style-name="T1">trigger</text:span></text:p>
            <text:p text:style-name="P3"><text:span text:style-name="T1">logic</text:span></text:p>
          </draw:text-box>
        </draw:frame>
        <draw:frame draw:style-name="gr5" draw:text-style-name="P8" draw:layer="layout" svg:width="2.077cm" svg:height="1.361cm" svg:x="7.701cm" svg:y="8.201cm">
          <draw:text-box>
            <text:p text:style-name="P3"><text:span text:style-name="T1">uses</text:span></text:p>
            <text:p text:style-name="P3"><text:span text:style-name="T1">objects</text:span></text:p>
          </draw:text-box>
        </draw:frame>
        <draw:frame draw:style-name="gr5" draw:text-style-name="P8" draw:layer="layout" svg:width="2.492cm" svg:height="1.361cm" svg:x="4.401cm" svg:y="3.902cm">
          <draw:text-box>
            <text:p text:style-name="P3"><text:span text:style-name="T1">invokes</text:span></text:p>
            <text:p text:style-name="P3"><text:span text:style-name="T1">functions</text:span></text:p>
          </draw:text-box>
        </draw:frame>
        <draw:frame draw:style-name="gr5" draw:text-style-name="P8" draw:layer="layout" svg:width="2.492cm" svg:height="1.361cm" svg:x="9.401cm" svg:y="5.802cm">
          <draw:text-box>
            <text:p text:style-name="P3"><text:span text:style-name="T1">executes</text:span></text:p>
            <text:p text:style-name="P3"><text:span text:style-name="T1">log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5:41:47.943792472</meta:creation-date>
    <dc:date>2018-06-19T16:15:15.771991952</dc:date>
    <meta:editing-duration>PT12M10S</meta:editing-duration>
    <meta:editing-cycles>3</meta:editing-cycles>
    <meta:generator>LibreOffice/5.1.6.2$Linux_X86_64 LibreOffice_project/10m0$Build-2</meta:generator>
    <meta:document-statistic meta:object-count="19"/>
  </office:meta>
</office:document-meta>
</file>